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oard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1111</text:p>
          </table:table-cell>
          <table:table-cell office:value-type="string">
            <text:p>안녕</text:p>
          </table:table-cell>
          <table:table-cell office:value-type="string">
            <text:p>안녕</text:p>
          </table:table-cell>
          <table:table-cell office:value-type="string">
            <text:p>2020-11-22 06:40:4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yun031916</text:p>
          </table:table-cell>
          <table:table-cell office:value-type="string">
            <text:p>030319</text:p>
          </table:table-cell>
          <table:table-cell office:value-type="string">
            <text:p>php 완성</text:p>
          </table:table-cell>
          <table:table-cell office:value-type="string">
            <text:p>오늘은 php를 완성했어요 꺅ㅎㅎ</text:p>
          </table:table-cell>
          <table:table-cell office:value-type="string">
            <text:p>2020-11-23 21:32:23</text:p>
          </table:table-cell>
          <table:table-cell office:value-type="float" office:value="2">
            <text:p>2</text:p>
          </table:table-cell>
        </table:table-row>
      </table:table>
      <table:table table:name="register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0319</text:p>
          </table:table-cell>
          <table:table-cell office:value-type="string">
            <text:p>hyun031916@gmail.com</text:p>
          </table:table-cell>
          <table:table-cell office:value-type="string">
            <text:p>010-2357-9607</text:p>
          </table:table-cell>
          <table:table-cell office:value-type="string">
            <text:p>서울시</text:p>
          </table:table-cell>
          <table:table-cell office:value-type="date" office:date-value="2020-11-23" table:style-name="DateCell">
            <text:p>2020-11-2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yun031916</text:p>
          </table:table-cell>
          <table:table-cell office:value-type="string">
            <text:p>030319</text:p>
          </table:table-cell>
          <table:table-cell office:value-type="string">
            <text:p>kkk@gmail.com</text:p>
          </table:table-cell>
          <table:table-cell office:value-type="string">
            <text:p>000-0000-1111</text:p>
          </table:table-cell>
          <table:table-cell office:value-type="string">
            <text:p>서울시</text:p>
          </table:table-cell>
          <table:table-cell office:value-type="date" office:date-value="2020-11-23" table:style-name="DateCell">
            <text:p>2020-11-23</text:p>
          </table:table-cell>
          <table:table-cell office:value-type="string">
            <text:p>./shop_img/suhyeon.jpg</text:p>
          </table:table-cell>
        </table:table-row>
      </table:table>
      <table:table table:name="shop_data">
        <table:table-row>
          <table:table-cell office:value-type="float" office:value="1">
            <text:p>1</text:p>
          </table:table-cell>
          <table:table-cell office:value-type="string">
            <text:p>맨투맨A</text:p>
          </table:table-cell>
          <table:table-cell office:value-type="string">
            <text:p>MD 추천 맨투맨</text:p>
          </table:table-cell>
          <table:table-cell office:value-type="float" office:value="30000">
            <text:p>30000</text:p>
          </table:table-cell>
          <table:table-cell office:value-type="string">
            <text:p>top</text:p>
          </table:table-cell>
          <table:table-cell office:value-type="string">
            <text:p>맨투맨이에요</text:p>
          </table:table-cell>
          <table:table-cell office:value-type="string">
            <text:p>./shop_img/shirts1.jpe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(김수현 착용) 맨투맨</text:p>
          </table:table-cell>
          <table:table-cell office:value-type="string">
            <text:p>맨투맨</text:p>
          </table:table-cell>
          <table:table-cell office:value-type="float" office:value="70000">
            <text:p>70000</text:p>
          </table:table-cell>
          <table:table-cell office:value-type="string">
            <text:p>top</text:p>
          </table:table-cell>
          <table:table-cell office:value-type="string">
            <text:p>맨투맨입니다.</text:p>
          </table:table-cell>
          <table:table-cell office:value-type="string">
            <text:p>./shop_img/clothes.jpe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블레이저</text:p>
          </table:table-cell>
          <table:table-cell office:value-type="string">
            <text:p>블랙 블레이저</text:p>
          </table:table-cell>
          <table:table-cell office:value-type="float" office:value="89000">
            <text:p>89000</text:p>
          </table:table-cell>
          <table:table-cell office:value-type="string">
            <text:p>outer</text:p>
          </table:table-cell>
          <table:table-cell office:value-type="string">
            <text:p>블레이저입니다</text:p>
          </table:table-cell>
          <table:table-cell office:value-type="string">
            <text:p>./shop_img/jun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폴로 랄프로렌 바람막이</text:p>
          </table:table-cell>
          <table:table-cell office:value-type="string">
            <text:p>폴로의 바람막이에요</text:p>
          </table:table-cell>
          <table:table-cell office:value-type="float" office:value="150000">
            <text:p>150000</text:p>
          </table:table-cell>
          <table:table-cell office:value-type="string">
            <text:p>outer</text:p>
          </table:table-cell>
          <table:table-cell office:value-type="string">
            <text:p>폴로의 바람막이 상품</text:p>
          </table:table-cell>
          <table:table-cell office:value-type="string">
            <text:p>./shop_img/jun5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동묘 gang</text:p>
          </table:table-cell>
          <table:table-cell office:value-type="string">
            <text:p>동묘 감성 gang gang</text:p>
          </table:table-cell>
          <table:table-cell office:value-type="float" office:value="17000">
            <text:p>17000</text:p>
          </table:table-cell>
          <table:table-cell office:value-type="string">
            <text:p>top</text:p>
          </table:table-cell>
          <table:table-cell office:value-type="string">
            <text:p>동묘가서 찍은거에요</text:p>
          </table:table-cell>
          <table:table-cell office:value-type="string">
            <text:p>./shop_img/jun3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흔들흔들 감성</text:p>
          </table:table-cell>
          <table:table-cell office:value-type="string">
            <text:p>중랑천에서 찍은 흔들리는 감성 사진</text:p>
          </table:table-cell>
          <table:table-cell office:value-type="float" office:value="20000">
            <text:p>20000</text:p>
          </table:table-cell>
          <table:table-cell office:value-type="string">
            <text:p>pants</text:p>
          </table:table-cell>
          <table:table-cell office:value-type="string">
            <text:p>흔들리는 사진 속에서 네 샴푸향이 느껴진거야~</text:p>
          </table:table-cell>
          <table:table-cell office:value-type="string">
            <text:p>./shop_img/jun2.jpg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4</meta:generator>
    <meta:initial-creator>phpMyAdmin 5.0.4</meta:initial-creator>
    <meta:creation-date>2020-11-23T13:27:02</meta:creation-date>
  </office:meta>
</office:document-meta>
</file>